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09f881"/>
    </style:style>
    <style:style style:name="P57" style:family="paragraph" style:parent-style-name="Standard">
      <style:text-properties officeooo:paragraph-rsid="0d1ec96e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8c21b9"/>
    </style:style>
    <style:style style:name="P60" style:family="paragraph" style:parent-style-name="Standard">
      <style:text-properties officeooo:paragraph-rsid="0d72706e"/>
    </style:style>
    <style:style style:name="P61" style:family="paragraph" style:parent-style-name="Standard">
      <style:text-properties officeooo:paragraph-rsid="0dbec325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paragraph-rsid="0e051aee"/>
    </style:style>
    <style:style style:name="P65" style:family="paragraph" style:parent-style-name="Standard">
      <style:text-properties officeooo:paragraph-rsid="0e0bda5c"/>
    </style:style>
    <style:style style:name="P66" style:family="paragraph" style:parent-style-name="Standard">
      <style:text-properties officeooo:paragraph-rsid="0e2a40f4"/>
    </style:style>
    <style:style style:name="P67" style:family="paragraph" style:parent-style-name="Standard">
      <style:text-properties officeooo:paragraph-rsid="0e38fc62"/>
    </style:style>
    <style:style style:name="P68" style:family="paragraph" style:parent-style-name="Standard">
      <style:text-properties officeooo:paragraph-rsid="0e61c509"/>
    </style:style>
    <style:style style:name="P69" style:family="paragraph" style:parent-style-name="Standard">
      <style:text-properties officeooo:paragraph-rsid="0e671814"/>
    </style:style>
    <style:style style:name="P70" style:family="paragraph" style:parent-style-name="Standard">
      <style:text-properties officeooo:paragraph-rsid="0e82f1b0"/>
    </style:style>
    <style:style style:name="P71" style:family="paragraph" style:parent-style-name="Standard">
      <style:text-properties officeooo:paragraph-rsid="0e8aa5aa"/>
    </style:style>
    <style:style style:name="P72" style:family="paragraph" style:parent-style-name="Standard">
      <style:text-properties officeooo:rsid="0e8aa5aa" officeooo:paragraph-rsid="0e8aa5aa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5" style:family="paragraph" style:parent-style-name="Standard">
      <style:text-properties officeooo:paragraph-rsid="0ecd4bf5"/>
    </style:style>
    <style:style style:name="P76" style:family="paragraph" style:parent-style-name="Footnote">
      <style:text-properties officeooo:paragraph-rsid="0f025efd"/>
    </style:style>
    <style:style style:name="P77" style:family="paragraph" style:parent-style-name="Standard">
      <style:text-properties officeooo:paragraph-rsid="0f0649dd"/>
    </style:style>
    <style:style style:name="P78" style:family="paragraph" style:parent-style-name="Footnote">
      <style:text-properties officeooo:paragraph-rsid="0f140c00"/>
    </style:style>
    <style:style style:name="P79" style:family="paragraph" style:parent-style-name="Standard">
      <style:text-properties officeooo:paragraph-rsid="0f2db54e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1" style:family="paragraph" style:parent-style-name="Standard">
      <style:text-properties officeooo:paragraph-rsid="0f466349"/>
    </style:style>
    <style:style style:name="P82" style:family="paragraph" style:parent-style-name="Footnote">
      <style:text-properties officeooo:paragraph-rsid="0f12f362"/>
    </style:style>
    <style:style style:name="P83" style:family="paragraph" style:parent-style-name="Standard">
      <style:text-properties officeooo:paragraph-rsid="0f66ac77"/>
    </style:style>
    <style:style style:name="P84" style:family="paragraph" style:parent-style-name="Footnote">
      <style:text-properties officeooo:paragraph-rsid="0f051f9f"/>
    </style:style>
    <style:style style:name="P85" style:family="paragraph" style:parent-style-name="Footnote">
      <style:text-properties officeooo:paragraph-rsid="0f8706e5"/>
    </style:style>
    <style:style style:name="P86" style:family="paragraph" style:parent-style-name="Standard">
      <style:text-properties officeooo:paragraph-rsid="0f99f892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style:font-name="Liberation Sans" fo:font-size="10pt" officeooo:rsid="0f856ad1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9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style:font-size-asian="12pt" style:font-size-complex="12pt"/>
    </style:style>
    <style:style style:name="T2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0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style:use-window-font-color="true" loext:opacity="0%" style:font-name="Liberation Sans" officeooo:rsid="0f9c0235"/>
    </style:style>
    <style:style style:name="T329" style:family="text">
      <style:text-properties officeooo:rsid="04473353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officeooo:rsid="0aace3cd"/>
    </style:style>
    <style:style style:name="T332" style:family="text">
      <style:text-properties fo:font-size="10pt" style:font-size-asian="10pt" style:font-size-complex="10pt"/>
    </style:style>
    <style:style style:name="T3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officeooo:rsid="0eef9ccc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style:font-size-asian="12pt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7"><text:span text:style-name="T241">C</text:span><text:span text:style-name="T240">hecklist voor </text:span><text:span text:style-name="T242">de installatie</text:span><text:span text:style-name="T240"> van </text:span><text:span text:style-name="T240"><text:user-field-get text:name="Distro">Debian</text:user-field-get></text:span><text:span text:style-name="T243"><text:s/></text:span><text:span text:style-name="T243"><text:user-field-get text:name="Version">11</text:user-field-get></text:span><text:span text:style-name="Strong_20_Emphasis"><text:span text:style-name="T273"><text:s/></text:span></text:span><text:span text:style-name="Strong_20_Emphasis"><text:span text:style-name="T274">LTS</text:span></text:span><text:span text:style-name="T244"><text:note text:id="ftn1" text:note-class="footnote"><text:note-citation>1</text:note-citation><text:note-body><text:p text:style-name="P25"><text:span text:style-name="T282">LTS</text:span><text:span text:style-name="T290"> </text:span><text:span text:style-name="T291">staat voor</text:span><text:span text:style-name="T292"> </text:span><text:span text:style-name="T282">Long-Term Support, langetermijnondersteuning, </text:span><text:span text:style-name="T293">en </text:span><text:span text:style-name="T295">d</text:span><text:span text:style-name="T293">eze </text:span><text:span text:style-name="T297"><text:user-field-get text:name="Distro">Debian</text:user-field-get></text:span><text:span text:style-name="T298"><text:s/></text:span><text:span text:style-name="T298"><text:user-field-get text:name="Version">11</text:user-field-get></text:span><text:span text:style-name="Strong_20_Emphasis"><text:span text:style-name="T275"><text:s/></text:span></text:span><text:span text:style-name="T293">LTS </text:span><text:span text:style-name="T296">(codenaam bullseye) </text:span><text:span text:style-name="T291">van</text:span><text:span text:style-name="T294"> </text:span><text:span text:style-name="T287">augustus </text:span><text:span text:style-name="Strong_20_Emphasis"><text:span text:style-name="T181"><text:user-field-get style:data-style-name="N0" text:name="Releaseyear">2021</text:user-field-get></text:span></text:span><text:span text:style-name="T287"><text:s/></text:span><text:span text:style-name="T282">wordt </text:span><text:span text:style-name="T288">vijf</text:span><text:span text:style-name="T282"> jaar onder</text:span><text:span text:style-name="T294">houden</text:span><text:span text:style-name="T289"> </text:span><text:span text:style-name="T282">tot </text:span><text:span text:style-name="T287">augustus</text:span><text:span text:style-name="T283"> </text:span><text:span text:style-name="T282">202</text:span><text:span text:style-name="T284">6</text:span><text:span text:style-name="T285">.</text:span></text:p></text:note-body></text:note></text:span><text:span text:style-name="T245"> </text:span><text:span text:style-name="T245"><text:user-field-get text:name="Edition">desktop</text:user-field-get></text:span><text:span text:style-name="T246">.</text:span></text:p>
      <text:p text:style-name="P4"/>
      <text:p text:style-name="P79"><text:span text:style-name="T37">Kijk op</text:span><text:span text:style-name="T266"> </text:span><text:a xlink:type="simple" xlink:href="https://karelzimmer.nl/" text:style-name="Internet_20_link" text:visited-style-name="Visited_20_Internet_20_Link"><text:span text:style-name="T9">karelzimmer.nl</text:span></text:a><text:span text:style-name="T266"> </text:span><text:span text:style-name="T301">voor</text:span><text:span text:style-name="T302"> </text:span><text:span text:style-name="T303">deze en andere </text:span><text:span text:style-name="T304">Linux documenten</text:span><text:span text:style-name="T38">, scripts, </text:span><text:span text:style-name="T39">en informatie</text:span><text:span text:style-name="T38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5"/>
      <text:p text:style-name="P34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, </text:span><text:span text:style-name="T305">zie </text:span><text:span text:style-name="T328">[</text:span><text:span text:style-name="T305">toelichting</text:span><text:span text:style-name="T328">]</text:span><text:span text:style-name="T20">:</text:span></text:p>
      <text:p text:style-name="P28"><text:span text:style-name="Definition"><text:span text:style-name="T307">g</text:span></text:span><text:span text:style-name="Definition"><text:span text:style-name="T306">ebruiker</text:span></text:span><text:span text:style-name="Definition"><text:span text:style-name="T309"><text:tab/><text:tab/></text:span></text:span><text:span text:style-name="Definition"><text:span text:style-name="T327"> <text:tab/><text:tab/></text:span></text:span><text:span text:style-name="T310"><draw:control text:anchor-type="as-char" svg:y="-0.429cm" draw:z-index="8" draw:name="Gebruiker" draw:style-name="gr2" draw:text-style-name="P93" svg:width="6.061cm" svg:height="0.6cm" draw:control="control9"><svg:title>Gebruiker</svg:title><svg:desc>Volledige naam, bijv. Jan Stek</svg:desc></draw:control></text:span><text:span text:style-name="T310"><text:tab/></text:span><text:span text:style-name="T311">[</text:span><text:span text:style-name="T308">volledige naam, bijv. </text:span><text:span text:style-name="T324">J</text:span><text:span text:style-name="T325">a</text:span><text:span text:style-name="T324">n </text:span><text:span text:style-name="T325">Jansen</text:span><text:span text:style-name="T326">]</text:span></text:p>
      <text:p text:style-name="Standard"><text:span text:style-name="Definition"><text:span text:style-name="T307">g</text:span></text:span><text:span text:style-name="Definition"><text:span text:style-name="T306">ebruikersnaam<text:tab/></text:span></text:span><text:span text:style-name="Definition"><text:span text:style-name="T306"><draw:control text:anchor-type="as-char" svg:y="-0.429cm" draw:z-index="9" draw:name="Gberuikersnaam" draw:style-name="gr2" draw:text-style-name="P93" svg:width="6.061cm" svg:height="0.6cm" draw:control="control10"><svg:title>Gebruikersnaam</svg:title><svg:desc>Korte naam, bijv. jan</svg:desc></draw:control></text:span></text:span><text:span text:style-name="Definition"><text:span text:style-name="T306"><text:tab/></text:span></text:span><text:span text:style-name="T11">[</text:span><text:span text:style-name="T10">korte naam, bijv. </text:span><text:span text:style-name="T263">j</text:span><text:span text:style-name="T264">a</text:span><text:span text:style-name="T263">n</text:span><text:span text:style-name="T265">]</text:span></text:p>
      <text:p text:style-name="P27"><text:span text:style-name="Definition"><text:span text:style-name="T313">c</text:span></text:span><text:span text:style-name="Definition"><text:span text:style-name="T312">omputernaam<text:tab/><text:tab/></text:span></text:span><text:span text:style-name="Definition"><text:span text:style-name="T310"><draw:control text:anchor-type="as-char" svg:y="-0.429cm" draw:z-index="10" draw:name="Computernaam" draw:style-name="gr2" draw:text-style-name="P93" svg:width="6.061cm" svg:height="0.6cm" draw:control="control11"><svg:title>Computernaam</svg:title><svg:desc>Unieke naam van de computer</svg:desc></draw:control></text:span></text:span><text:span text:style-name="Definition"><text:span text:style-name="T310"><text:tab/></text:span></text:span><text:span text:style-name="Definition"><text:span text:style-name="T321">[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p</text:span></text:span><text:span text:style-name="Definition"><text:span text:style-name="T320">c02</text:span></text:span><text:span text:style-name="Definition"><text:span text:style-name="T321">]</text:span></text:span></text:p>
      <text:p text:style-name="P27"><text:span text:style-name="Definition"><text:span text:style-name="T307">o</text:span></text:span><text:span text:style-name="Definition"><text:span text:style-name="T306">pstartmenu</text:span></text:span><text:span text:style-name="Definition"><text:span text:style-name="T310"><text:tab/><text:tab/><text:tab/></text:span></text:span><text:span text:style-name="Definition"><text:span text:style-name="T310"><draw:control text:anchor-type="as-char" svg:y="-0.429cm" draw:z-index="11" draw:name="Opstartmenu" draw:style-name="gr2" draw:text-style-name="P93" svg:width="6.061cm" svg:height="0.6cm" draw:control="control12"><svg:title>Opstartmenu</svg:title><svg:desc>Toets voor het opstartmenu ("bootmenu")</svg:desc></draw:control></text:span></text:span><text:span text:style-name="Definition"><text:span text:style-name="T310"><text:tab/></text:span></text:span><text:span text:style-name="Definition"><text:span text:style-name="T321">[</text:span></text:span><text:span text:style-name="Definition"><text:span text:style-name="T317">to</text:span></text:span><text:span text:style-name="Definition"><text:span text:style-name="T322">ets voor het opstartmedium</text:span></text:span><text:span text:style-name="Definition"><text:span text:style-name="T323">]</text:span></text:span></text:p>
      <text:p text:style-name="P32"><text:span text:style-name="Definition"><text:span text:style-name="T314">i</text:span></text:span><text:span text:style-name="Definition"><text:span text:style-name="T315">nstellingen</text:span></text:span><text:span text:style-name="T316"><text:tab/> <text:tab/><text:tab/></text:span><text:span text:style-name="T316"><draw:control text:anchor-type="as-char" svg:y="-0.429cm" draw:z-index="7" draw:name="Instellingen" draw:style-name="gr2" draw:text-style-name="P93" svg:width="6.061cm" svg:height="0.6cm" draw:control="control8"><svg:title>Instellingen</svg:title><svg:desc>Toets voor het BIOS/UEFI-scherm ("setup")</svg:desc></draw:control></text:span><text:span text:style-name="T316"><text:tab/></text:span><text:span text:style-name="T321">[</text:span><text:span text:style-name="T317">toets voor het UEFI-BIOS-scherm</text:span><text:span text:style-name="T321">]</text:span></text:p>
      <text:p text:style-name="P30"><text:span text:style-name="Definition"><text:span text:style-name="T341">g</text:span></text:span><text:span text:style-name="Definition"><text:span text:style-name="T340">ebruiker</text:span></text:span><text:span text:style-name="Definition"><text:span text:style-name="T342">2</text:span></text:span><text:span text:style-name="Definition"><text:span text:style-name="T343"><text:tab/></text:span></text:span><text:span text:style-name="Definition"><text:span text:style-name="T355"> <text:tab/><text:tab/></text:span></text:span><text:span text:style-name="T344"><draw:control text:anchor-type="as-char" svg:y="-0.429cm" draw:z-index="18" draw:name="Gebruiker 1" draw:style-name="gr2" draw:text-style-name="P93" svg:width="6.061cm" svg:height="0.6cm" draw:control="control19"><svg:title>Gebruiker</svg:title><svg:desc>Volledige naam, bijv. Jan Stek</svg:desc></draw:control></text:span><text:span text:style-name="T344"><text:tab/></text:span><text:span text:style-name="T345">[</text:span><text:span text:style-name="T346">volledige naam </text:span><text:span text:style-name="T347">evt. 2</text:span><text:span text:style-name="T356">e</text:span><text:span text:style-name="T347"> gebruiker</text:span><text:span text:style-name="T348">]</text:span></text:p>
      <text:p text:style-name="P75"><text:span text:style-name="Definition"><text:span text:style-name="T341">g</text:span></text:span><text:span text:style-name="Definition"><text:span text:style-name="T340">ebruikersnaam</text:span></text:span><text:span text:style-name="Definition"><text:span text:style-name="T342">2</text:span></text:span><text:span text:style-name="Definition"><text:span text:style-name="T349"><text:tab/></text:span></text:span><text:span text:style-name="Definition"><text:span text:style-name="T349"><draw:control text:anchor-type="as-char" svg:y="-0.429cm" draw:z-index="19" draw:name="Gberuikersnaam 1" draw:style-name="gr2" draw:text-style-name="P93" svg:width="6.061cm" svg:height="0.6cm" draw:control="control20"><svg:title>Gebruikersnaam</svg:title><svg:desc>Korte naam, bijv. jan</svg:desc></draw:control></text:span></text:span><text:span text:style-name="Definition"><text:span text:style-name="T349"><text:tab/></text:span></text:span><text:span text:style-name="T351">[</text:span><text:span text:style-name="T350">korte naam</text:span><text:span text:style-name="T352"> </text:span><text:span text:style-name="T353">evt. 2</text:span><text:span text:style-name="T357">e</text:span><text:span text:style-name="T353"> gebruiker</text:span><text:span text:style-name="T354">]</text:span></text:p>
      <text:p text:style-name="P30"><text:span text:style-name="T251">Vervang </text:span><text:span text:style-name="Definition"><text:span text:style-name="T13">schuingedrukte</text:span></text:span><text:span text:style-name="T251"> </text:span><text:span text:style-name="T252">woorden </text:span><text:span text:style-name="T251">in deze checklist door </text:span><text:span text:style-name="T252">boven</text:span><text:span text:style-name="T251">staande waarden.</text:span></text:p>
      <text:p text:style-name="P36"/>
      <text:p text:style-name="P29"><text:span text:style-name="Strong_20_Emphasis"><text:span text:style-name="T259"/></text:span></text:p>
      <text:p text:style-name="P31"><text:span text:style-name="T261">Nog niet op Linux?</text:span><text:span text:style-name="T253"><text:tab/></text:span><text:span text:style-name="T256"><text:tab/></text:span><text:span text:style-name="T257">G</text:span><text:span text:style-name="T250">ebruik </text:span><text:span text:style-name="Strong_20_Emphasis"><text:span text:style-name="T262">Checklist migratie</text:span></text:span><text:span text:style-name="T250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54"> onder </text:span><text:span text:style-name="T260">Linux</text:span><text:span text:style-name="T255">.</text:span></text:p>
      <text:p text:style-name="P22"><text:span text:style-name="T238">Nieuwe installatie?</text:span><text:span text:style-name="T233"><text:tab/></text:span><text:span text:style-name="T235"></text:span><text:span text:style-name="T237"><text:tab/></text:span><text:span text:style-name="T236">B</text:span><text:span text:style-name="T233">egin bij hoofdstuk </text:span><text:span text:style-name="T238"><text:bookmark-ref text:reference-format="page" text:ref-name="__RefNumPara__4009_1271708128">2</text:bookmark-ref></text:span><text:span text:style-name="T238"><text:s text:c="2"/></text:span><text:span text:style-name="T239"><text:bookmark-ref text:reference-format="text" text:ref-name="__RefNumPara__4009_1271708128">Installatie uitvoeren</text:bookmark-ref></text:span><text:span text:style-name="T234">.</text:span></text:p>
      <text:p text:style-name="P26"><text:span text:style-name="Strong_20_Emphasis"><text:span text:style-name="T258"/></text:span></text:p>
      <text:p text:style-name="P26"><text:span text:style-name="Strong_20_Emphasis"><text:span text:style-name="T258"/></text:span></text:p>
      <text:list xml:id="list2607784552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57"><text:note text:id="ftn2" text:note-class="footnote"><text:note-citation>2</text:note-citation><text:note-body><text:p text:style-name="P23"><text:span text:style-name="T198">E</text:span><text:span text:style-name="T201">v</text:span><text:span text:style-name="T202">en</text:span><text:span text:style-name="T204">t</text:span><text:span text:style-name="T205">uele </text:span><text:span text:style-name="T206">extra </text:span><text:span text:style-name="T208">gebruiker</text:span><text:span text:style-name="T206">s aanmelden </text:span><text:span text:style-name="T207">en dezelfde stappen uitvoeren</text:span><text:span text:style-name="T203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82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24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4"><text:span text:style-name="T247">De </text:span><text:span text:style-name="T248">Super</text:span><text:span text:style-name="T247">-toets </text:span><text:span text:style-name="T249">zit linksonder op het toetsenbord en </text:span><text:span text:style-name="T247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1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/text:p>
            <text:p text:style-name="P61"><text:span text:style-name="User_20_Entry"><text:span text:style-name="T33"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3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2">1</text:span></text:span><text:span text:style-name="Strong_20_Emphasis"><text:span text:style-name="T143"> </text:span></text:span><text:span text:style-name="Strong_20_Emphasis"><text:span text:style-name="T144">In</text:span></text:span><text:span text:style-name="Strong_20_Emphasis"><text:span text:style-name="T136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38"/>
      <text:list xml:id="list90353639625208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6"><text:span text:style-name="T278">Start de computer op vanaf </text:span><text:span text:style-name="T279">een </text:span><text:span text:style-name="T270"><text:user-field-get text:name="Distro">Debian</text:user-field-get></text:span><text:span text:style-name="T271"><text:s/></text:span><text:span text:style-name="T271"><text:user-field-get text:name="Version">11</text:user-field-get></text:span><text:span text:style-name="Strong_20_Emphasis"><text:span text:style-name="T268"><text:s/></text:span></text:span><text:span text:style-name="T281">Live</text:span><text:span text:style-name="T158"><text:note text:id="ftn5" text:note-class="footnote"><text:note-citation>1</text:note-citation><text:note-body><text:p text:style-name="P25"><text:span text:style-name="T329">Vanaf ee</text:span>n Live <text:span text:style-name="T363">usb</text:span><text:span text:style-name="T331">-stick </text:span><text:span text:style-name="T336">(</text:span><text:span text:style-name="T331">of </text:span><text:span text:style-name="T336">dvd</text:span><text:span text:style-name="T286">)</text:span><text:span text:style-name="T332"> </text:span>kunt <text:span text:style-name="T329">u opstarten en</text:span> met <text:span text:style-name="T299"><text:user-field-get text:name="Distro">Debian</text:user-field-get></text:span><text:span text:style-name="T300"><text:s/></text:span>werken zonder deze te installeren.</text:p></text:note-body></text:note></text:span><text:span text:style-name="T157"> </text:span><text:span text:style-name="T164">usb</text:span><text:span text:style-name="T161">-stick</text:span><text:span text:style-name="T161"><text:note text:id="ftn6" text:note-class="footnote"><text:note-citation>2</text:note-citation><text:note-body><text:p text:style-name="P85"><text:span text:style-name="T21">D</text:span><text:span text:style-name="Strong_20_Emphasis"><text:span text:style-name="T168">ow</text:span></text:span><text:span text:style-name="Strong_20_Emphasis"><text:span text:style-name="T169">nload </text:span></text:span><text:span text:style-name="Strong_20_Emphasis"><text:span text:style-name="T166">e</text:span></text:span><text:span text:style-name="Strong_20_Emphasis"><text:span text:style-name="T170">e</text:span></text:span><text:span text:style-name="Strong_20_Emphasis"><text:span text:style-name="T171">n</text:span></text:span><text:span text:style-name="Strong_20_Emphasis"><text:span text:style-name="T195"> </text:span></text:span><text:span text:style-name="Strong_20_Emphasis"><text:span text:style-name="T227">cd</text:span></text:span><text:span text:style-name="Strong_20_Emphasis"><text:span text:style-name="T221">-beeldbestand</text:span></text:span><text:span text:style-name="Strong_20_Emphasis"><text:span text:style-name="T169"> </text:span></text:span><text:span text:style-name="Strong_20_Emphasis"><text:span text:style-name="T180">(.iso) </text:span></text:span><text:span text:style-name="Strong_20_Emphasis"><text:span text:style-name="T172">v</text:span></text:span><text:span text:style-name="Strong_20_Emphasis"><text:span text:style-name="T173">anaf</text:span></text:span><text:span text:style-name="Strong_20_Emphasis"><text:span text:style-name="T174"> </text:span></text:span><text:a xlink:type="simple" xlink:href="https://www.debian.org/CD/live/" text:style-name="Internet_20_link" text:visited-style-name="Visited_20_Internet_20_Link"><text:span text:style-name="Strong_20_Emphasis"><text:span text:style-name="T333">debian.org/cd/live</text:span></text:span></text:a><text:span text:style-name="Strong_20_Emphasis"><text:span text:style-name="T174">, blader naar beneden en klik op <text:line-break/></text:span></text:span><text:span text:style-name="Strong_20_Emphasis"><text:span text:style-name="T182">unofficial live images for </text:span></text:span><text:span text:style-name="Strong_20_Emphasis"><text:span text:style-name="T187">“</text:span></text:span><text:span text:style-name="Strong_20_Emphasis"><text:span text:style-name="T196">stable</text:span></text:span><text:span text:style-name="Strong_20_Emphasis"><text:span text:style-name="T187">”</text:span></text:span><text:span text:style-name="Strong_20_Emphasis"><text:span text:style-name="T182"> with firmware included</text:span></text:span><text:span text:style-name="Strong_20_Emphasis"><text:span text:style-name="T174">. <text:line-break/>Klik vervolgens </text:span></text:span><text:span text:style-name="Strong_20_Emphasis"><text:span text:style-name="T177">op</text:span></text:span><text:span text:style-name="Strong_20_Emphasis"><text:span text:style-name="T174"> </text:span></text:span><text:span text:style-name="Strong_20_Emphasis"><text:span text:style-name="T182">amd64/</text:span></text:span><text:span text:style-name="Strong_20_Emphasis"><text:span text:style-name="T174"> en </text:span></text:span><text:span text:style-name="Strong_20_Emphasis"><text:span text:style-name="T177">daarna op </text:span></text:span><text:span text:style-name="Strong_20_Emphasis"><text:span text:style-name="T182">iso-hybrid/</text:span></text:span><text:span text:style-name="Strong_20_Emphasis"><text:span text:style-name="T174">.<text:line-break/></text:span></text:span><text:span text:style-name="Strong_20_Emphasis"><text:span text:style-name="T178">K</text:span></text:span><text:span text:style-name="Strong_20_Emphasis"><text:span text:style-name="T179">lik op</text:span></text:span><text:span text:style-name="Strong_20_Emphasis"><text:span text:style-name="T175"> </text:span></text:span><text:span text:style-name="T183">debian-live-11...</text:span><text:span text:style-name="T184">-</text:span><text:span text:style-name="T183">amd-64-</text:span><text:span text:style-name="T184">gnome</text:span><text:span text:style-name="T185">+non-fre</text:span><text:span text:style-name="T186">e</text:span><text:span text:style-name="T185">.iso</text:span><text:span text:style-name="Strong_20_Emphasis"><text:span text:style-name="T169">.<text:line-break/></text:span></text:span><text:span text:style-name="Strong_20_Emphasis"><text:span text:style-name="T176">P</text:span></text:span><text:span text:style-name="T21">laats een </text:span><text:span text:style-name="T24">usb</text:span><text:span text:style-name="T21">-stick </text:span><text:span text:style-name="T22">van </text:span><text:span text:style-name="T21">min</text:span><text:span text:style-name="T23">imaal </text:span><text:span text:style-name="T21">4 GB.</text:span></text:p><text:p text:style-name="P76"><text:span text:style-name="T21"><text:tab/></text:span><text:span text:style-name="Strong_20_Emphasis"><text:span text:style-name="T209">Zoek</text:span></text:span><text:span text:style-name="Strong_20_Emphasis"><text:span text:style-name="T210"> </text:span></text:span><text:span text:style-name="Strong_20_Emphasis"><text:span text:style-name="T229">s</text:span></text:span><text:span text:style-name="Strong_20_Emphasis"><text:span text:style-name="T230">ch</text:span></text:span><text:span text:style-name="Strong_20_Emphasis"><text:span text:style-name="T210"> en klik op het pictogram van</text:span></text:span><text:span text:style-name="Strong_20_Emphasis"><text:span text:style-name="T211"> </text:span></text:span><text:span text:style-name="Strong_20_Emphasis"><text:span text:style-name="T232">Schijven</text:span></text:span><text:span text:style-name="Strong_20_Emphasis"><text:span text:style-name="T212">. Selecteer de </text:span></text:span><text:span text:style-name="Strong_20_Emphasis"><text:span text:style-name="T228">usb</text:span></text:span><text:span text:style-name="Strong_20_Emphasis"><text:span text:style-name="T212">-stick in de lijst van schijven aan de linkerkant en klik rechtsboven op </text:span></text:span><text:span text:style-name="Strong_20_Emphasis"><text:span text:style-name="T231">Schijfinstellingen</text:span></text:span><text:span text:style-name="Strong_20_Emphasis"><text:span text:style-name="T212"> </text:span></text:span><text:span text:style-name="Strong_20_Emphasis"><text:span text:style-name="T231">⋮</text:span></text:span><text:span text:style-name="Strong_20_Emphasis"><text:span text:style-name="T212"> (icoontje met de drie puntjes).</text:span></text:span></text:p><text:p text:style-name="P84"><text:span text:style-name="Strong_20_Emphasis"><text:span text:style-name="T212"><text:tab/>Kies </text:span></text:span><text:span text:style-name="Strong_20_Emphasis"><text:span text:style-name="T231">Schijfkopie terugzetten</text:span></text:span><text:span text:style-name="Strong_20_Emphasis"><text:span text:style-name="T212"> en selecteer </text:span></text:span><text:span text:style-name="Strong_20_Emphasis"><text:span text:style-name="T223">het net</text:span></text:span><text:span text:style-name="Strong_20_Emphasis"><text:span text:style-name="T221"> gedownloade </text:span></text:span><text:span text:style-name="Strong_20_Emphasis"><text:span text:style-name="T227">cd</text:span></text:span><text:span text:style-name="Strong_20_Emphasis"><text:span text:style-name="T221">-beeldbestand </text:span></text:span><text:span text:style-name="Strong_20_Emphasis"><text:span text:style-name="T222">(.iso)</text:span></text:span><text:span text:style-name="Strong_20_Emphasis"><text:span text:style-name="T221">.</text:span></text:span></text:p><text:p text:style-name="P76"><text:span text:style-name="Strong_20_Emphasis"><text:span text:style-name="T212"><text:tab/>Klik op </text:span></text:span><text:span text:style-name="Strong_20_Emphasis"><text:span text:style-name="T231">Terugzetten starten</text:span></text:span><text:span text:style-name="Strong_20_Emphasis"><text:span text:style-name="T212"> en vervolgens op </text:span></text:span><text:span text:style-name="Strong_20_Emphasis"><text:span text:style-name="T231">Terugzetten</text:span></text:span><text:span text:style-name="Strong_20_Emphasis"><text:span text:style-name="T213">.<text:line-break/></text:span></text:span><text:span text:style-name="Strong_20_Emphasis"><text:span text:style-name="T225">O</text:span></text:span><text:span text:style-name="Strong_20_Emphasis"><text:span text:style-name="T214">f </text:span></text:span><text:span text:style-name="Strong_20_Emphasis"><text:span text:style-name="T215">gebruik </text:span></text:span><text:span text:style-name="Strong_20_Emphasis"><text:span text:style-name="T216">het programma </text:span></text:span><text:span text:style-name="Strong_20_Emphasis"><text:span text:style-name="T199">Etche</text:span></text:span><text:span text:style-name="Strong_20_Emphasis"><text:span text:style-name="T200">r</text:span></text:span><text:span text:style-name="Strong_20_Emphasis"><text:span text:style-name="T216"> </text:span></text:span><text:span text:style-name="Strong_20_Emphasis"><text:span text:style-name="T217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217">) </text:span></text:span><text:span text:style-name="Strong_20_Emphasis"><text:span text:style-name="T226">dat </text:span></text:span><text:span text:style-name="Strong_20_Emphasis"><text:span text:style-name="T214">beschikbaar </text:span></text:span><text:span text:style-name="Strong_20_Emphasis"><text:span text:style-name="T226">is </text:span></text:span><text:span text:style-name="Strong_20_Emphasis"><text:span text:style-name="T214">voor </text:span></text:span><text:span text:style-name="Strong_20_Emphasis"><text:span text:style-name="T212">Windows, </text:span></text:span><text:span text:style-name="Strong_20_Emphasis"><text:span text:style-name="T218">mac</text:span></text:span><text:span text:style-name="Strong_20_Emphasis"><text:span text:style-name="T219">OS</text:span></text:span><text:span text:style-name="Strong_20_Emphasis"><text:span text:style-name="T216">, </text:span></text:span><text:span text:style-name="Strong_20_Emphasis"><text:span text:style-name="T217">en </text:span></text:span><text:span text:style-name="Strong_20_Emphasis"><text:span text:style-name="T216">Linux</text:span></text:span><text:span text:style-name="Strong_20_Emphasis"><text:span text:style-name="T220">.</text:span></text:span></text:p></text:note-body></text:note></text:span><text:span text:style-name="T157"> </text:span><text:span text:style-name="T165">of dvd.</text:span></text:p>
            <text:p text:style-name="P49"><text:span text:style-name="T162">Opstartmenu/</text:span><text:span text:style-name="T163">boot menu</text:span><text:span text:style-name="T162"> </text:span><text:span text:style-name="T157">via </text:span><text:span text:style-name="Definition"><text:span text:style-name="T5">opstartmenu</text:span></text:span><text:span text:style-name="T157">, </text:span><text:span text:style-name="T162">instellingen/</text:span><text:span text:style-name="T163">setup</text:span><text:span text:style-name="T157"> via </text:span><text:span text:style-name="Definition"><text:span text:style-name="T5">instelling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4">V</text:span></text:span><text:span text:style-name="Strong_20_Emphasis"><text:span text:style-name="T41">olg de aanwijzingen </text:span></text:span><text:span text:style-name="Strong_20_Emphasis"><text:span text:style-name="T53">op de schermen</text:span></text:span><text:span text:style-name="Strong_20_Emphasis"><text:span text:style-name="T11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2">Als het scherm </text:span></text:span><text:span text:style-name="Strong_20_Emphasis"><text:span text:style-name="T131">Wi-Fi</text:span></text:span><text:span text:style-name="Strong_20_Emphasis"><text:span text:style-name="T42"> verschijnt, kies </text:span></text:span><text:span text:style-name="Strong_20_Emphasis"><text:span text:style-name="T55">het</text:span></text:span><text:span text:style-name="Strong_20_Emphasis"><text:span text:style-name="T42"> draadloos netwerk, maak verbinding, en klik op</text:span></text:span><text:span text:style-name="Strong_20_Emphasis"><text:span text:style-name="T112"> </text:span></text:span><text:span text:style-name="Strong_20_Emphasis"><text:span text:style-name="T149">N</text:span></text:span><text:span text:style-name="Strong_20_Emphasis"><text:span text:style-name="T129">ext</text:span></text:span><text:span text:style-name="Strong_20_Emphasis"><text:span text:style-name="T11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3">Start de installatie</text:span></text:span><text:span text:style-name="Strong_20_Emphasis"><text:span text:style-name="T113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5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6">Install Debian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3">Bij </text:span></text:span><text:span text:style-name="Strong_20_Emphasis"><text:span text:style-name="T132">Welcome</text:span></text:span><text:span text:style-name="Strong_20_Emphasis"><text:span text:style-name="T43"> kies </text:span></text:span><text:span text:style-name="Strong_20_Emphasis"><text:span text:style-name="T132">Nederlands</text:span></text:span><text:span text:style-name="Strong_20_Emphasis"><text:span text:style-name="T43"> en klik op </text:span></text:span><text:span text:style-name="Strong_20_Emphasis"><text:span text:style-name="T132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30">Locatie</text:span> kies bij <text:span text:style-name="T330">Regio</text:span> voor <text:span text:style-name="T330">Europa</text:span> en klik op <text:span text:style-name="T330">Volgende</text:span>.</text:p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30">Toetsenbord</text:span> kies <text:span text:style-name="T330">English (US)</text:span> en klik op <text:span text:style-name="T330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5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276">selecteer</text:span><text:span text:style-name="T6"> </text:span><text:span text:style-name="T7">de </text:span><text:span text:style-name="T6">gewenste </text:span><text:span text:style-name="T277">optie </text:span><text:span text:style-name="Strong_20_Emphasis"><text:span text:style-name="T45">en klik op </text:span></text:span><text:span text:style-name="Strong_20_Emphasis"><text:span text:style-name="T133">Volgende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111">Bij </text:span></text:span><text:span text:style-name="Strong_20_Emphasis"><text:span text:style-name="T130">Gebruikers</text:span></text:span><text:span text:style-name="Strong_20_Emphasis"><text:span text:style-name="T111"> vul in </text:span></text:span><text:span text:style-name="Strong_20_Emphasis"><text:span text:style-name="T134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01">,</text:span></text:span><text:span text:style-name="Strong_20_Emphasis"><text:span text:style-name="T47"> </text:span></text:span><text:span text:style-name="Strong_20_Emphasis"><text:span text:style-name="T134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35">Wat is de </text:span></text:span><text:span text:style-name="Strong_20_Emphasis"><text:span text:style-name="T134">naam van deze </text:span></text:span><text:span text:style-name="Strong_20_Emphasis"><text:span text:style-name="T135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18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7">V</text:span></text:span><text:span text:style-name="Strong_20_Emphasis"><text:span text:style-name="T138">olgende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1">Bij </text:span></text:span><text:span text:style-name="Strong_20_Emphasis"><text:span text:style-name="T150">Samenvatting</text:span></text:span><text:span text:style-name="Strong_20_Emphasis"><text:span text:style-name="T115"> </text:span></text:span><text:span text:style-name="Strong_20_Emphasis"><text:span text:style-name="T116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40">ik op </text:span></text:span><text:span text:style-name="Strong_20_Emphasis"><text:span text:style-name="T139">Installeer</text:span></text:span><text:span text:style-name="Strong_20_Emphasis"><text:span text:style-name="T40">.</text:span></text:span></text:p>
          </table:table-cell>
        </table:table-row>
      </table:table>
      <text:p text:style-name="P48"><text:span text:style-name="Strong_20_Emphasis"><text:span text:style-name="T114"/></text:span></text:p>
      <text:list xml:id="list90352970725518" text:continue-numbering="true" text:style-name="L1">
        <text:list-item>
          <text:p text:style-name="P91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50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78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24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47">De </text:span><text:span text:style-name="T248">Super</text:span><text:span text:style-name="T247">-toets </text:span><text:span text:style-name="T249">zit linksonder op het toetsenbord en </text:span><text:span text:style-name="T247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0">ter</text:span></text:span><text:span text:style-name="Strong_20_Emphasis"><text:span text:style-name="T121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2">Terminalvenster</text:span></text:span><text:span text:style-name="Strong_20_Emphasis"><text:span text:style-name="T64">. 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0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1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3 </text:span></text:span><text:span text:style-name="Strong_20_Emphasis"><text:span text:style-name="T146">Installatie</text:span></text:span><text:span text:style-name="Strong_20_Emphasis"><text:span text:style-name="T147"> </text:span></text:span><text:span text:style-name="Strong_20_Emphasis"><text:span text:style-name="T148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0"><text:span text:style-name="Strong_20_Emphasis"><text:span text:style-name="T52"><text:tab/></text:span></text:span></text:p>
      <text:p text:style-name="P51"><text:span text:style-name="Strong_20_Emphasis"><text:span text:style-name="T72"/></text:span></text:p>
      <text:list xml:id="list90354651263906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7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7"><text:note text:id="ftn9" text:note-class="footnote"><text:note-citation>1</text:note-citation><text:note-body><text:p text:style-name="P73"><text:span text:style-name="User_20_Entry"><text:span text:style-name="T167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User_20_Entry"><text:span text:style-name="T197">gebruiker</text:span></text:span><text:span text:style-name="User_20_Entry"><text:span text:style-name="T193">s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6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6"><text:note text:id="ftn10" text:note-class="footnote"><text:note-citation>2</text:note-citation><text:note-body><text:p text:style-name="P24"><text:span text:style-name="T247">De </text:span><text:span text:style-name="T248">Super</text:span><text:span text:style-name="T247">-toets </text:span><text:span text:style-name="T249">zit linksonder op het toetsenbord en </text:span><text:span text:style-name="T247">heeft een logo in plaats van alleen letter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7">men</text:span></text:span><text:span text:style-name="Strong_20_Emphasis"><text:span text:style-name="T124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0">Installatiem</text:span></text:span><text:span text:style-name="Strong_20_Emphasis"><text:span text:style-name="T141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5">4 </text:span></text:span><text:span text:style-name="Strong_20_Emphasis"><text:span text:style-name="T128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19">.</text:span></text:span></text:p>
          </table:table-cell>
        </table:table-row>
      </table:table>
      <text:p text:style-name="P42"><text:span text:style-name="Strong_20_Emphasis"><text:span text:style-name="T99"/></text:span></text:p>
      <text:p text:style-name="P19"/>
      <text:p text:style-name="P19"/>
      <text:p text:style-name="P86"><text:span text:style-name="T153">E</text:span><text:span text:style-name="T154">inde c</text:span><text:span text:style-name="T155">hecklist, </text:span><text:span text:style-name="T156">d</text:span><text:span text:style-name="T155">e</text:span><text:span text:style-name="T267"> installatie van </text:span><text:span text:style-name="T267"><text:user-field-get text:name="Distro">Debian</text:user-field-get></text:span><text:span text:style-name="T271"><text:s/></text:span><text:span text:style-name="T271"><text:user-field-get text:name="Version">11</text:user-field-get></text:span><text:span text:style-name="Strong_20_Emphasis"><text:span text:style-name="T268"><text:s/></text:span></text:span><text:span text:style-name="Strong_20_Emphasis"><text:span text:style-name="T269">LTS </text:span>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7">is voltooid.</text:span></text:p>
      <text:p text:style-name="P41"/>
      <text:p text:style-name="P33"><text:span text:style-name="Emphasis"><text:span text:style-name="T358">Geschreven </text:span></text:span><text:span text:style-name="Emphasis"><text:span text:style-name="T362">in </text:span></text:span><text:span text:style-name="Strong_20_Emphasis"><text:span text:style-name="T72"><text:user-field-get style:data-style-name="N0" text:name="Releaseyear">2021</text:user-field-get></text:span></text:span><text:span text:style-name="Emphasis"><text:span text:style-name="T361"><text:s/></text:span></text:span><text:span text:style-name="Emphasis"><text:span text:style-name="T35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9">Karel Zimmer</text:span></text:span></text:a><text:span text:style-name="Emphasis"><text:span text:style-name="T35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0">Creative Commons Publiek Domein Verklaring</text:span></text:span></text:a><text:span text:style-name="Emphasis"><text:span text:style-name="T3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1-10T09:03:52.551405974">10-0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10T09:03:52.353701671</dc:date>
    <meta:keyword>Installatie</meta:keyword>
    <meta:keyword>Checklist</meta:keyword>
    <meta:keyword>Linux</meta:keyword>
    <meta:editing-cycles>6717</meta:editing-cycles>
    <meta:editing-duration>P11DT19H56M4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3" meta:character-count="5035" meta:non-whitespace-character-count="4304"/>
    <meta:user-defined meta:name="Info 1"/>
    <meta:user-defined meta:name="Info 2"/>
    <meta:user-defined meta:name="Info 3"/>
    <meta:user-defined meta:name="Info 4"/>
  </office:meta>
</office:document-meta>
</file>